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# dirs</text:p>
          </table:table-cell>
          <table:table-cell/>
          <table:table-cell office:value-type="string">
            <text:p>Within-Docum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294">
            <text:p>0.6294</text:p>
          </table:table-cell>
          <table:table-cell table:formula="of:=[.B2]-0.0819" office:value-type="float" office:value="0.5475">
            <text:p>0.54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327">
            <text:p>0.6327</text:p>
          </table:table-cell>
          <table:table-cell table:formula="of:=[.B3]-0.0819" office:value-type="float" office:value="0.5508">
            <text:p>0.55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377">
            <text:p>0.6377</text:p>
          </table:table-cell>
          <table:table-cell table:formula="of:=[.B4]-0.0819" office:value-type="float" office:value="0.5558">
            <text:p>0.555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6323">
            <text:p>0.6323</text:p>
          </table:table-cell>
          <table:table-cell table:formula="of:=[.B5]-0.0819" office:value-type="float" office:value="0.5504">
            <text:p>0.550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6358">
            <text:p>0.6358</text:p>
          </table:table-cell>
          <table:table-cell table:formula="of:=[.B6]-0.0819" office:value-type="float" office:value="0.5539">
            <text:p>0.553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634">
            <text:p>0.634</text:p>
          </table:table-cell>
          <table:table-cell table:formula="of:=[.B7]-0.0819" office:value-type="float" office:value="0.5521">
            <text:p>0.552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442">
            <text:p>0.6442</text:p>
          </table:table-cell>
          <table:table-cell table:formula="of:=[.B8]-0.0819" office:value-type="float" office:value="0.5623">
            <text:p>0.562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6491">
            <text:p>0.6491</text:p>
          </table:table-cell>
          <table:table-cell table:formula="of:=[.B9]-0.0819" office:value-type="float" office:value="0.5672">
            <text:p>0.567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6519">
            <text:p>0.6519</text:p>
          </table:table-cell>
          <table:table-cell table:formula="of:=[.B10]-0.0819" office:value-type="float" office:value="0.57">
            <text:p>0.5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6452">
            <text:p>0.6452</text:p>
          </table:table-cell>
          <table:table-cell table:formula="of:=[.B11]-0.0819" office:value-type="float" office:value="0.5633">
            <text:p>0.563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6576">
            <text:p>0.6576</text:p>
          </table:table-cell>
          <table:table-cell table:formula="of:=[.B12]-0.0819" office:value-type="float" office:value="0.5757">
            <text:p>0.575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6514">
            <text:p>0.6514</text:p>
          </table:table-cell>
          <table:table-cell table:formula="of:=[.B13]-0.0819" office:value-type="float" office:value="0.5695">
            <text:p>0.569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6586">
            <text:p>0.6586</text:p>
          </table:table-cell>
          <table:table-cell table:formula="of:=[.B14]-0.0819" office:value-type="float" office:value="0.5767">
            <text:p>0.576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6617">
            <text:p>0.6617</text:p>
          </table:table-cell>
          <table:table-cell table:formula="of:=[.B15]-0.0819" office:value-type="float" office:value="0.5798">
            <text:p>0.579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6567">
            <text:p>0.6567</text:p>
          </table:table-cell>
          <table:table-cell table:formula="of:=[.B16]-0.0819" office:value-type="float" office:value="0.5748">
            <text:p>0.574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656">
            <text:p>0.656</text:p>
          </table:table-cell>
          <table:table-cell table:formula="of:=[.B17]-0.0819" office:value-type="float" office:value="0.5741">
            <text:p>0.574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6536">
            <text:p>0.6536</text:p>
          </table:table-cell>
          <table:table-cell table:formula="of:=[.B18]-0.0819" office:value-type="float" office:value="0.5717">
            <text:p>0.571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6675">
            <text:p>0.6675</text:p>
          </table:table-cell>
          <table:table-cell table:formula="of:=[.B19]-0.0819" office:value-type="float" office:value="0.5856">
            <text:p>0.585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6705">
            <text:p>0.6705</text:p>
          </table:table-cell>
          <table:table-cell table:formula="of:=[.B20]-0.0819" office:value-type="float" office:value="0.5886">
            <text:p>0.588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6626">
            <text:p>0.6626</text:p>
          </table:table-cell>
          <table:table-cell table:formula="of:=[.B21]-0.0819" office:value-type="float" office:value="0.5807">
            <text:p>0.580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4">05/04/2019</text:date>, <text:time>19:1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9:13:51</meta:creation-date>
    <meta:generator>OpenOffice/4.1.6$Unix OpenOffice.org_project/416m1$Build-9790</meta:generator>
    <dc:date>2019-05-04T19:16:47</dc:date>
    <meta:editing-duration>PT2M56S</meta:editing-duration>
    <meta:editing-cycles>1</meta:editing-cycles>
    <meta:document-statistic meta:table-count="3" meta:cell-count="62" meta:object-count="0"/>
  </office:meta>
</office:document-meta>
</file>